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b5d41" officeooo:paragraph-rsid="001b5d41"/>
    </style:style>
    <style:style style:name="P4" style:family="paragraph" style:parent-style-name="Standard">
      <style:paragraph-properties fo:text-align="start" style:justify-single-word="false"/>
      <style:text-properties officeooo:rsid="001b5d41" officeooo:paragraph-rsid="001b5d41"/>
    </style:style>
    <style:style style:name="T1" style:family="text">
      <style:text-properties officeooo:rsid="0019aa48"/>
    </style:style>
    <style:style style:name="T2" style:family="text">
      <style:text-properties officeooo:rsid="001c6489"/>
    </style:style>
    <style:style style:name="T3" style:family="text">
      <style:text-properties officeooo:rsid="001f5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培训css</text:p>
      <text:p text:style-name="P2">宽度设置：尽量少用百分比，宽度有常用的几个值，也尽量不要写死</text:p>
      <text:p text:style-name="P2">padding wrap clearfix </text:p>
      <text:p text:style-name="P2">line-height一般是<text:span text:style-name="T1">height的1.5倍</text:span></text:p>
      <text:p text:style-name="P3">div高度设置，由里到外设置，有float属性时，一定要用clearfix class来清除浮动</text:p>
      <text:p text:style-name="P3">程序调试<text:span text:style-name="T2">：控制台</text:span></text:p>
      <text:p text:style-name="P3"><text:s text:c="3"/>console查看错误信息</text:p>
      <text:p text:style-name="P3"><text:s text:c="3"/>network查看服务器请求</text:p>
      <text:p text:style-name="P3"><text:s text:c="2"/><text:span text:style-name="T3">debugger;f10,f11,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1-11T09:46:19.634846787</meta:creation-date>
    <dc:date>2014-01-18T12:30:59.573438469</dc:date>
    <dc:creator>lyy </dc:creator>
    <meta:editing-duration>PT2H4M15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9" meta:word-count="98" meta:character-count="190" meta:non-whitespace-character-count="178"/>
  </office:meta>
</office:document-meta>
</file>